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 style:data-style-name="N11">
      <style:table-cell-properties style:rotation-align="none"/>
    </style:style>
    <style:style style:name="ce4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ackground-color="#ccff6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7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0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 style:data-style-name="N11">
      <style:table-cell-properties fo:background-color="#ccff6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Distribución por edad y sexo: en 46 casos confirmados no ha sido posible identificar la edad o el sexo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[.B3]+[.C3]" office:value-type="float" office:value="6" calcext:value-type="float">
            <text:p>6</text:p>
          </table:table-cell>
          <table:table-cell table:style-name="ce42" table:formula="of:=[.D3]/[.$D$12]" office:value-type="percentage" office:value="0.00578034682080925" calcext:value-type="percentage">
            <text:p>0,6%</text:p>
          </table:table-cell>
          <table:table-cell table:style-name="ce47" table:formula="of:=[.E3]" office:value-type="percentage" office:value="0.00578034682080925" calcext:value-type="percentage">
            <text:p>1 %</text:p>
          </table:table-cell>
          <table:table-cell table:number-columns-repeated="5"/>
          <table:table-cell table:style-name="ce111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4]+[.C4]" office:value-type="float" office:value="95" calcext:value-type="float">
            <text:p>95</text:p>
          </table:table-cell>
          <table:table-cell table:style-name="ce42" table:formula="of:=[.D4]/[.$D$12]" office:value-type="percentage" office:value="0.0915221579961464" calcext:value-type="percentage">
            <text:p>9,2%</text:p>
          </table:table-cell>
          <table:table-cell table:style-name="ce48" table:formula="of:=[.F3]+[.E4]" office:value-type="percentage" office:value="0.0973025048169557" calcext:value-type="percentage">
            <text:p>10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67" calcext:value-type="float">
            <text:p>67</text:p>
          </table:table-cell>
          <table:table-cell table:style-name="ce30" office:value-type="float" office:value="75" calcext:value-type="float">
            <text:p>75</text:p>
          </table:table-cell>
          <table:table-cell table:style-name="ce35" table:formula="of:=[.B5]+[.C5]" office:value-type="float" office:value="142" calcext:value-type="float">
            <text:p>142</text:p>
          </table:table-cell>
          <table:table-cell table:style-name="ce42" table:formula="of:=[.D5]/[.$D$12]" office:value-type="percentage" office:value="0.136801541425819" calcext:value-type="percentage">
            <text:p>13,7%</text:p>
          </table:table-cell>
          <table:table-cell table:style-name="ce47" table:formula="of:=[.F4]+[.E5]" office:value-type="percentage" office:value="0.234104046242775" calcext:value-type="percentage">
            <text:p>23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50" calcext:value-type="float">
            <text:p>50</text:p>
          </table:table-cell>
          <table:table-cell table:style-name="ce30" office:value-type="float" office:value="64" calcext:value-type="float">
            <text:p>64</text:p>
          </table:table-cell>
          <table:table-cell table:style-name="ce35" table:formula="of:=[.B6]+[.C6]" office:value-type="float" office:value="114" calcext:value-type="float">
            <text:p>114</text:p>
          </table:table-cell>
          <table:table-cell table:style-name="ce42" table:formula="of:=[.D6]/[.$D$12]" office:value-type="percentage" office:value="0.109826589595376" calcext:value-type="percentage">
            <text:p>11,0%</text:p>
          </table:table-cell>
          <table:table-cell table:style-name="ce49" table:formula="of:=[.F5]+[.E6]" office:value-type="percentage" office:value="0.34393063583815" calcext:value-type="percentage">
            <text:p>34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70" calcext:value-type="float">
            <text:p>70</text:p>
          </table:table-cell>
          <table:table-cell table:style-name="ce30" office:value-type="float" office:value="88" calcext:value-type="float">
            <text:p>88</text:p>
          </table:table-cell>
          <table:table-cell table:style-name="ce35" table:formula="of:=[.B7]+[.C7]" office:value-type="float" office:value="158" calcext:value-type="float">
            <text:p>158</text:p>
          </table:table-cell>
          <table:table-cell table:style-name="ce42" table:formula="of:=[.D7]/[.$D$12]" office:value-type="percentage" office:value="0.152215799614644" calcext:value-type="percentage">
            <text:p>15,2%</text:p>
          </table:table-cell>
          <table:table-cell table:style-name="ce49" table:formula="of:=[.F6]+[.E7]" office:value-type="percentage" office:value="0.496146435452794" calcext:value-type="percentage">
            <text:p>50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68" calcext:value-type="float">
            <text:p>68</text:p>
          </table:table-cell>
          <table:table-cell table:style-name="ce30" office:value-type="float" office:value="107" calcext:value-type="float">
            <text:p>107</text:p>
          </table:table-cell>
          <table:table-cell table:style-name="ce35" table:formula="of:=[.B8]+[.C8]" office:value-type="float" office:value="175" calcext:value-type="float">
            <text:p>175</text:p>
          </table:table-cell>
          <table:table-cell table:style-name="ce42" table:formula="of:=[.D8]/[.$D$12]" office:value-type="percentage" office:value="0.16859344894027" calcext:value-type="percentage">
            <text:p>16,9%</text:p>
          </table:table-cell>
          <table:table-cell table:style-name="ce47" table:formula="of:=[.F7]+[.E8]" office:value-type="percentage" office:value="0.664739884393064" calcext:value-type="percentage">
            <text:p>66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65" calcext:value-type="float">
            <text:p>65</text:p>
          </table:table-cell>
          <table:table-cell table:style-name="ce30" office:value-type="float" office:value="76" calcext:value-type="float">
            <text:p>76</text:p>
          </table:table-cell>
          <table:table-cell table:style-name="ce35" table:formula="of:=[.B9]+[.C9]" office:value-type="float" office:value="141" calcext:value-type="float">
            <text:p>141</text:p>
          </table:table-cell>
          <table:table-cell table:style-name="ce42" table:formula="of:=[.D9]/[.$D$12]" office:value-type="percentage" office:value="0.135838150289017" calcext:value-type="percentage">
            <text:p>13,6%</text:p>
          </table:table-cell>
          <table:table-cell table:style-name="ce47" table:formula="of:=[.F8]+[.E9]" office:value-type="percentage" office:value="0.800578034682081" calcext:value-type="percentage">
            <text:p>80 %</text:p>
          </table:table-cell>
          <table:table-cell table:number-columns-repeated="5"/>
          <table:table-cell table:style-name="ce111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49" calcext:value-type="float">
            <text:p>49</text:p>
          </table:table-cell>
          <table:table-cell table:style-name="ce30" office:value-type="float" office:value="30" calcext:value-type="float">
            <text:p>30</text:p>
          </table:table-cell>
          <table:table-cell table:style-name="ce35" table:formula="of:=[.B10]+[.C10]" office:value-type="float" office:value="79" calcext:value-type="float">
            <text:p>79</text:p>
          </table:table-cell>
          <table:table-cell table:style-name="ce42" table:formula="of:=[.D10]/[.$D$12]" office:value-type="percentage" office:value="0.0761078998073218" calcext:value-type="percentage">
            <text:p>7,6%</text:p>
          </table:table-cell>
          <table:table-cell table:style-name="ce47" table:formula="of:=[.F9]+[.E10]" office:value-type="percentage" office:value="0.876685934489403" calcext:value-type="percentage">
            <text:p>88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53" calcext:value-type="float">
            <text:p>53</text:p>
          </table:table-cell>
          <table:table-cell table:style-name="ce30" office:value-type="float" office:value="75" calcext:value-type="float">
            <text:p>75</text:p>
          </table:table-cell>
          <table:table-cell table:style-name="ce35" table:formula="of:=[.B11]+[.C11]" office:value-type="float" office:value="128" calcext:value-type="float">
            <text:p>128</text:p>
          </table:table-cell>
          <table:table-cell table:style-name="ce43" table:formula="of:=[.D11]/[.$D$12]" office:value-type="percentage" office:value="0.123314065510597" calcext:value-type="percentage">
            <text:p>12,3%</text:p>
          </table:table-cell>
          <table:table-cell table:style-name="ce47" table:formula="of:=[.F10]+[.E11]" office:value-type="percentage" office:value="1" calcext:value-type="percentage">
            <text:p>100 %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481" calcext:value-type="float">
            <text:p>481</text:p>
          </table:table-cell>
          <table:table-cell table:style-name="ce21" table:formula="of:=SUM([.C3:.C11])" office:value-type="float" office:value="557" calcext:value-type="float">
            <text:p>557</text:p>
          </table:table-cell>
          <table:table-cell table:style-name="ce36" table:formula="of:=SUM([.D3:.D11])" office:value-type="float" office:value="1038" calcext:value-type="float">
            <text:p>1.038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22" table:formula="of:=[.B12]/[.D12]" office:value-type="percentage" office:value="0.463391136801542" calcext:value-type="percentage">
            <text:p>46 %</text:p>
          </table:table-cell>
          <table:table-cell table:style-name="ce22" table:formula="of:=[.C12]/[.D12]" office:value-type="percentage" office:value="0.536608863198459" calcext:value-type="percentage">
            <text:p>54 %</text:p>
          </table:table-cell>
          <table:table-cell table:style-name="ce37"/>
          <table:table-cell table:number-columns-repeated="8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number-columns-repeated="8"/>
        </table:table-row>
        <table:table-row table:style-name="ro1">
          <table:table-cell table:style-name="ce6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Distribución por provincias: en 13 casos confirmads no ha sido posible identificar la provincia de procedencia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7"/>
          <table:covered-table-cell table:style-name="ce105"/>
          <table:table-cell table:number-columns-repeated="3"/>
        </table:table-row>
        <table:table-row table:style-name="ro2">
          <table:table-cell table:style-name="ce8" office:value-type="float" office:value="238" calcext:value-type="float">
            <text:p>238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659" calcext:value-type="float">
            <text:p>659</text:p>
          </table:table-cell>
          <table:table-cell table:style-name="ce38" office:value-type="float" office:value="13" calcext:value-type="float">
            <text:p>13</text:p>
          </table:table-cell>
          <table:table-cell table:style-name="ce44" table:formula="of:=SUM([.A18:.D18])" office:value-type="float" office:value="1078" calcext:value-type="float">
            <text:p>1.078</text:p>
          </table:table-cell>
          <table:table-cell/>
          <table:table-cell table:style-name="ce69" office:value-type="percentage" office:value="0.033" calcext:value-type="percentage" table:number-columns-spanned="3" table:number-rows-spanned="1">
            <text:p>3,30 %</text:p>
          </table:table-cell>
          <table:covered-table-cell table:style-name="ce88"/>
          <table:covered-table-cell table:style-name="ce106"/>
          <table:table-cell table:number-columns-repeated="3"/>
        </table:table-row>
        <table:table-row table:style-name="ro2">
          <table:table-cell table:style-name="ce9" table:formula="of:=[.A18]/[.$E$18]" office:value-type="percentage" office:value="0.220779220779221" calcext:value-type="percentage">
            <text:p>22,1%</text:p>
          </table:table-cell>
          <table:table-cell table:style-name="ce9" table:formula="of:=[.B18]/[.$E$18]" office:value-type="percentage" office:value="0.155844155844156" calcext:value-type="percentage">
            <text:p>15,6%</text:p>
          </table:table-cell>
          <table:table-cell table:style-name="ce9" table:formula="of:=[.C18]/[.$E$18]" office:value-type="percentage" office:value="0.611317254174397" calcext:value-type="percentage">
            <text:p>61,1%</text:p>
          </table:table-cell>
          <table:table-cell table:style-name="ce9" table:formula="of:=[.D18]/[.$E$18]" office:value-type="percentage" office:value="0.0120593692022263" calcext:value-type="percentage">
            <text:p>1,2%</text:p>
          </table:table-cell>
          <table:table-cell table:style-name="ce24"/>
          <table:table-cell table:number-columns-repeated="7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7"/>
          <table:covered-table-cell table:style-name="ce105"/>
          <table:table-cell table:number-columns-repeated="3"/>
        </table:table-row>
        <table:table-row table:style-name="ro2">
          <table:table-cell table:style-name="ce10" office:value-type="string" calcext:value-type="string">
            <text:p>Distribución por síntomas: en 7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" calcext:value-type="float" table:number-columns-spanned="3" table:number-rows-spanned="1">
            <text:p>12,00</text:p>
          </table:table-cell>
          <table:covered-table-cell table:style-name="ce89"/>
          <table:covered-table-cell table:style-name="ce107"/>
          <table:table-cell table:number-columns-repeated="3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690" calcext:value-type="float">
            <text:p>690</text:p>
          </table:table-cell>
          <table:table-cell table:style-name="ce31" table:formula="of:=[.B22]/[.E18]" office:value-type="percentage" office:value="0.640074211502783" calcext:value-type="percentage">
            <text:p>64 %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381" calcext:value-type="float">
            <text:p>381</text:p>
          </table:table-cell>
          <table:table-cell table:style-name="ce32" table:formula="of:=[.B23]/[.E18]" office:value-type="percentage" office:value="0.353432282003711" calcext:value-type="percentage">
            <text:p>35 %</text:p>
          </table:table-cell>
          <table:table-cell table:number-columns-repeated="9"/>
        </table:table-row>
        <table:table-row table:style-name="ro3" table:number-rows-repeated="2">
          <table:table-cell table:number-columns-repeated="12"/>
        </table:table-row>
        <table:table-row table:style-name="ro2">
          <table:table-cell table:style-name="ce10" office:value-type="string" calcext:value-type="string">
            <text:p>Distribución por Zona Básica de Salud (ZBS): en 6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61 casos confirmado no ha sido posible identificar el sector sanitario.</text:p>
          </table:table-cell>
          <table:table-cell table:number-columns-repeated="6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5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53" calcext:value-type="float">
            <text:p>53</text:p>
          </table:table-cell>
          <table:table-cell table:style-name="ce33" table:formula="of:=[.B28]/[.$B$126]" office:value-type="percentage" office:value="0.049165120593692" calcext:value-type="percentage">
            <text:p>4,92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ZARAGOZA II</text:p>
          </table:table-cell>
          <table:table-cell table:style-name="ce71" office:value-type="float" office:value="276" calcext:value-type="float">
            <text:p>276</text:p>
          </table:table-cell>
          <table:table-cell table:style-name="ce90" table:formula="of:=[.G28]/[.$E$18]" office:value-type="percentage" office:value="0.256029684601113" calcext:value-type="percentage">
            <text:p>25,60 %</text:p>
          </table:table-cell>
          <table:table-cell table:style-name="ce108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39" calcext:value-type="float">
            <text:p>39</text:p>
          </table:table-cell>
          <table:table-cell table:style-name="ce33" table:formula="of:=[.B29]/[.$B$126]" office:value-type="percentage" office:value="0.036178107606679" calcext:value-type="percentage">
            <text:p>3,62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72" office:value-type="float" office:value="201" calcext:value-type="float">
            <text:p>201</text:p>
          </table:table-cell>
          <table:table-cell table:style-name="ce91" table:formula="of:=[.G29]/[.$E$18]" office:value-type="percentage" office:value="0.186456400742115" calcext:value-type="percentage">
            <text:p>18,65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38" calcext:value-type="float">
            <text:p>38</text:p>
          </table:table-cell>
          <table:table-cell table:style-name="ce33" table:formula="of:=[.B30]/[.$B$126]" office:value-type="percentage" office:value="0.0352504638218924" calcext:value-type="percentage">
            <text:p>3,53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TERUEL</text:p>
          </table:table-cell>
          <table:table-cell table:style-name="ce73" office:value-type="float" office:value="145" calcext:value-type="float">
            <text:p>145</text:p>
          </table:table-cell>
          <table:table-cell table:style-name="ce92" table:formula="of:=[.G30]/[.$E$18]" office:value-type="percentage" office:value="0.134508348794063" calcext:value-type="percentage">
            <text:p>13,45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38" calcext:value-type="float">
            <text:p>38</text:p>
          </table:table-cell>
          <table:table-cell table:style-name="ce33" table:formula="of:=[.B31]/[.$B$126]" office:value-type="percentage" office:value="0.0352504638218924" calcext:value-type="percentage">
            <text:p>3,53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2" office:value-type="string" calcext:value-type="string">
            <text:p>HUESCA</text:p>
          </table:table-cell>
          <table:table-cell table:style-name="ce73" office:value-type="float" office:value="144" calcext:value-type="float">
            <text:p>144</text:p>
          </table:table-cell>
          <table:table-cell table:style-name="ce92" table:formula="of:=[.G31]/[.$E$18]" office:value-type="percentage" office:value="0.133580705009276" calcext:value-type="percentage">
            <text:p>13,36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37" calcext:value-type="float">
            <text:p>37</text:p>
          </table:table-cell>
          <table:table-cell table:style-name="ce33" table:formula="of:=[.B32]/[.$B$126]" office:value-type="percentage" office:value="0.0343228200371058" calcext:value-type="percentage">
            <text:p>3,4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74" office:value-type="float" office:value="90" calcext:value-type="float">
            <text:p>90</text:p>
          </table:table-cell>
          <table:table-cell table:style-name="ce93" table:formula="of:=[.G32]/[.$E$18]" office:value-type="percentage" office:value="0.0834879406307978" calcext:value-type="percentage">
            <text:p>8,35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35" calcext:value-type="float">
            <text:p>35</text:p>
          </table:table-cell>
          <table:table-cell table:style-name="ce33" table:formula="of:=[.B33]/[.$B$126]" office:value-type="percentage" office:value="0.0324675324675325" calcext:value-type="percentage">
            <text:p>3,25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ZARAGOZA I</text:p>
          </table:table-cell>
          <table:table-cell table:style-name="ce75" office:value-type="float" office:value="79" calcext:value-type="float">
            <text:p>79</text:p>
          </table:table-cell>
          <table:table-cell table:style-name="ce94" table:formula="of:=[.G33]/[.$E$18]" office:value-type="percentage" office:value="0.0732838589981447" calcext:value-type="percentage">
            <text:p>7,33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31" calcext:value-type="float">
            <text:p>31</text:p>
          </table:table-cell>
          <table:table-cell table:style-name="ce33" table:formula="of:=[.B34]/[.$B$126]" office:value-type="percentage" office:value="0.0287569573283859" calcext:value-type="percentage">
            <text:p>2,88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CALATAYUD</text:p>
          </table:table-cell>
          <table:table-cell table:style-name="ce76" office:value-type="float" office:value="60" calcext:value-type="float">
            <text:p>60</text:p>
          </table:table-cell>
          <table:table-cell table:style-name="ce95" table:formula="of:=[.G34]/[.$E$18]" office:value-type="percentage" office:value="0.0556586270871985" calcext:value-type="percentage">
            <text:p>5,57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5]/[.$B$126]" office:value-type="percentage" office:value="0.0241187384044527" calcext:value-type="percentage">
            <text:p>2,41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ALCAÑIZ</text:p>
          </table:table-cell>
          <table:table-cell table:style-name="ce77" office:value-type="float" office:value="22" calcext:value-type="float">
            <text:p>22</text:p>
          </table:table-cell>
          <table:table-cell table:style-name="ce96" table:formula="of:=[.G35]/[.$E$18]" office:value-type="percentage" office:value="0.0204081632653061" calcext:value-type="percentage">
            <text:p>2,04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6]/[.$B$126]" office:value-type="percentage" office:value="0.0241187384044527" calcext:value-type="percentage">
            <text:p>2,41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o identificado</text:p>
          </table:table-cell>
          <table:table-cell table:style-name="ce78" office:value-type="float" office:value="61" calcext:value-type="float">
            <text:p>61</text:p>
          </table:table-cell>
          <table:table-cell table:style-name="ce97" table:formula="of:=[.G36]/[.$E$18]" office:value-type="percentage" office:value="0.0565862708719852" calcext:value-type="percentage">
            <text:p>5,66 %</text:p>
          </table:table-cell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7]/[.$B$126]" office:value-type="percentage" office:value="0.0213358070500928" calcext:value-type="percentage">
            <text:p>2,13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8" office:value-type="string" calcext:value-type="string">
            <text:p>TOTAL</text:p>
          </table:table-cell>
          <table:table-cell table:style-name="ce79" table:formula="of:=SUM([.G28:.G36])" office:value-type="float" office:value="1078" calcext:value-type="float">
            <text:p>1.078</text:p>
          </table:table-cell>
          <table:table-cell table:style-name="ce98"/>
          <table:table-cell table:style-name="ce109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8]/[.$B$126]" office:value-type="percentage" office:value="0.0213358070500928" calcext:value-type="percentage">
            <text:p>2,13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9]/[.$B$126]" office:value-type="percentage" office:value="0.0213358070500928" calcext:value-type="percentage">
            <text:p>2,13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59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0]/[.$B$126]" office:value-type="percentage" office:value="0.0204081632653061" calcext:value-type="percentage">
            <text:p>2,04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10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1]/[.$B$126]" office:value-type="percentage" office:value="0.0185528756957328" calcext:value-type="percentage">
            <text:p>1,86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2]/[.$B$126]" office:value-type="percentage" office:value="0.0185528756957328" calcext:value-type="percentage">
            <text:p>1,86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9" office:value-type="string" calcext:value-type="string">
            <text:p>Casos en municipios con más de 10.000 habitantes</text:p>
          </table:table-cell>
          <table:table-cell table:style-name="ce59" table:number-columns-repeated="2"/>
          <table:table-cell table:style-name="ce67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3]/[.$B$126]" office:value-type="percentage" office:value="0.0176252319109462" calcext:value-type="percentage">
            <text:p>1,76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0" office:value-type="string" calcext:value-type="string">
            <text:p>MUNICIPIO</text:p>
          </table:table-cell>
          <table:table-cell table:style-name="ce60" office:value-type="string" calcext:value-type="string">
            <text:p>nº casos</text:p>
          </table:table-cell>
          <table:table-cell table:style-name="ce60" office:value-type="string" calcext:value-type="string">
            <text:p>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4]/[.$B$126]" office:value-type="percentage" office:value="0.0166975881261596" calcext:value-type="percentage">
            <text:p>1,67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1" office:value-type="string" calcext:value-type="string">
            <text:p>Zaragoza</text:p>
          </table:table-cell>
          <table:table-cell table:style-name="ce80" office:value-type="float" office:value="449" calcext:value-type="float">
            <text:p>449</text:p>
          </table:table-cell>
          <table:table-cell table:style-name="ce99" table:formula="of:=[.G44]/[.$B$126]" office:value-type="percentage" office:value="0.416512059369202" calcext:value-type="percentage">
            <text:p>41,65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5]/[.$B$126]" office:value-type="percentage" office:value="0.0166975881261596" calcext:value-type="percentage">
            <text:p>1,67 %</text:p>
          </table:table-cell>
          <table:table-cell table:style-name="ce39" office:value-type="float" office:value="18" calcext:value-type="float">
            <text:p>18</text:p>
          </table:table-cell>
          <table:table-cell table:style-name="ce46"/>
          <table:table-cell table:style-name="ce62" office:value-type="string" calcext:value-type="string">
            <text:p>Huesca</text:p>
          </table:table-cell>
          <table:table-cell table:style-name="ce81" office:value-type="float" office:value="88" calcext:value-type="float">
            <text:p>88</text:p>
          </table:table-cell>
          <table:table-cell table:style-name="ce100" table:formula="of:=[.G45]/[.$B$126]" office:value-type="percentage" office:value="0.0816326530612245" calcext:value-type="percentage">
            <text:p>8,16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6]/[.$B$126]" office:value-type="percentage" office:value="0.0148423005565863" calcext:value-type="percentage">
            <text:p>1,48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3" office:value-type="string" calcext:value-type="string">
            <text:p>Teruel</text:p>
          </table:table-cell>
          <table:table-cell table:style-name="ce82" office:value-type="float" office:value="73" calcext:value-type="float">
            <text:p>73</text:p>
          </table:table-cell>
          <table:table-cell table:style-name="ce101" table:formula="of:=[.G46]/[.$B$126]" office:value-type="percentage" office:value="0.0677179962894249" calcext:value-type="percentage">
            <text:p>6,7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7]/[.$B$126]" office:value-type="percentage" office:value="0.0148423005565863" calcext:value-type="percentage">
            <text:p>1,48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2" office:value-type="string" calcext:value-type="string">
            <text:p>Jaca</text:p>
          </table:table-cell>
          <table:table-cell table:style-name="ce81" office:value-type="float" office:value="24" calcext:value-type="float">
            <text:p>24</text:p>
          </table:table-cell>
          <table:table-cell table:style-name="ce100" table:formula="of:=[.G47]/[.$B$126]" office:value-type="percentage" office:value="0.0222634508348794" calcext:value-type="percentage">
            <text:p>2,23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8]/[.$B$126]" office:value-type="percentage" office:value="0.0148423005565863" calcext:value-type="percentage">
            <text:p>1,48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3" office:value-type="string" calcext:value-type="string">
            <text:p>Fraga</text:p>
          </table:table-cell>
          <table:table-cell table:style-name="ce82" office:value-type="float" office:value="23" calcext:value-type="float">
            <text:p>23</text:p>
          </table:table-cell>
          <table:table-cell table:style-name="ce101" table:formula="of:=[.G48]/[.$B$126]" office:value-type="percentage" office:value="0.0213358070500928" calcext:value-type="percentage">
            <text:p>2,13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49]/[.$B$126]" office:value-type="percentage" office:value="0.0148423005565863" calcext:value-type="percentage">
            <text:p>1,48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2" office:value-type="string" calcext:value-type="string">
            <text:p>Barbastro</text:p>
          </table:table-cell>
          <table:table-cell table:style-name="ce81" office:value-type="float" office:value="18" calcext:value-type="float">
            <text:p>18</text:p>
          </table:table-cell>
          <table:table-cell table:style-name="ce100" table:formula="of:=[.G49]/[.$B$126]" office:value-type="percentage" office:value="0.0166975881261596" calcext:value-type="percentage">
            <text:p>1,6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0]/[.$B$126]" office:value-type="percentage" office:value="0.0139146567717996" calcext:value-type="percentage">
            <text:p>1,39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3" office:value-type="string" calcext:value-type="string">
            <text:p>Calatayud</text:p>
          </table:table-cell>
          <table:table-cell table:style-name="ce82" office:value-type="float" office:value="9" calcext:value-type="float">
            <text:p>9</text:p>
          </table:table-cell>
          <table:table-cell table:style-name="ce101" table:formula="of:=[.G50]/[.$B$126]" office:value-type="percentage" office:value="0.00834879406307978" calcext:value-type="percentage">
            <text:p>0,83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1]/[.$B$126]" office:value-type="percentage" office:value="0.0139146567717996" calcext:value-type="percentage">
            <text:p>1,39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Alcañiz</text:p>
          </table:table-cell>
          <table:table-cell table:style-name="ce83" office:value-type="float" office:value="8" calcext:value-type="float">
            <text:p>8</text:p>
          </table:table-cell>
          <table:table-cell table:style-name="ce102" table:formula="of:=[.G51]/[.$B$126]" office:value-type="percentage" office:value="0.00742115027829314" calcext:value-type="percentage">
            <text:p>0,74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2]/[.$B$126]" office:value-type="percentage" office:value="0.012987012987013" calcext:value-type="percentage">
            <text:p>1,30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3" office:value-type="string" calcext:value-type="string">
            <text:p>Utebo</text:p>
          </table:table-cell>
          <table:table-cell table:style-name="ce82" office:value-type="float" office:value="8" calcext:value-type="float">
            <text:p>8</text:p>
          </table:table-cell>
          <table:table-cell table:style-name="ce101" table:formula="of:=[.G52]/[.$B$126]" office:value-type="percentage" office:value="0.00742115027829314" calcext:value-type="percentage">
            <text:p>0,74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3]/[.$B$126]" office:value-type="percentage" office:value="0.012987012987013" calcext:value-type="percentage">
            <text:p>1,30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Cuarte de Huerva</text:p>
          </table:table-cell>
          <table:table-cell table:style-name="ce83" office:value-type="float" office:value="4" calcext:value-type="float">
            <text:p>4</text:p>
          </table:table-cell>
          <table:table-cell table:style-name="ce102" table:formula="of:=[.G53]/[.$B$126]" office:value-type="percentage" office:value="0.00371057513914657" calcext:value-type="percentage">
            <text:p>0,3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4]/[.$B$126]" office:value-type="percentage" office:value="0.0120593692022263" calcext:value-type="percentage">
            <text:p>1,21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Monzón</text:p>
          </table:table-cell>
          <table:table-cell table:style-name="ce84" office:value-type="float" office:value="4" calcext:value-type="float">
            <text:p>4</text:p>
          </table:table-cell>
          <table:table-cell table:style-name="ce103" table:formula="of:=[.G54]/[.$B$126]" office:value-type="percentage" office:value="0.00371057513914657" calcext:value-type="percentage">
            <text:p>0,3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5]/[.$B$126]" office:value-type="percentage" office:value="0.0120593692022263" calcext:value-type="percentage">
            <text:p>1,21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Tarazona</text:p>
          </table:table-cell>
          <table:table-cell table:style-name="ce83" office:value-type="float" office:value="3" calcext:value-type="float">
            <text:p>3</text:p>
          </table:table-cell>
          <table:table-cell table:style-name="ce102" table:formula="of:=[.G55]/[.$B$126]" office:value-type="percentage" office:value="0.00278293135435993" calcext:value-type="percentage">
            <text:p>0,28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6]/[.$B$126]" office:value-type="percentage" office:value="0.0120593692022263" calcext:value-type="percentage">
            <text:p>1,21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Ejea de los Caballeros</text:p>
          </table:table-cell>
          <table:table-cell table:style-name="ce84" office:value-type="float" office:value="3" calcext:value-type="float">
            <text:p>3</text:p>
          </table:table-cell>
          <table:table-cell table:style-name="ce103" table:formula="of:=[.G56]/[.$B$126]" office:value-type="percentage" office:value="0.00278293135435993" calcext:value-type="percentage">
            <text:p>0,28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7]/[.$B$126]" office:value-type="percentage" office:value="0.0111317254174397" calcext:value-type="percentage">
            <text:p>1,11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5" table:formula="of:=SUM([.G44:.G56])" office:value-type="float" office:value="714" calcext:value-type="float">
            <text:p>714</text:p>
          </table:table-cell>
          <table:table-cell table:style-name="ce104" table:formula="of:=[.G57]/[.B126]" office:value-type="percentage" office:value="0.662337662337662" calcext:value-type="percentage">
            <text:p>66,23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8]/[.$B$126]" office:value-type="percentage" office:value="0.0111317254174397" calcext:value-type="percentage">
            <text:p>1,11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9]/[.$B$126]" office:value-type="percentage" office:value="0.0111317254174397" calcext:value-type="percentage">
            <text:p>1,11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0]/[.$B$126]" office:value-type="percentage" office:value="0.0111317254174397" calcext:value-type="percentage">
            <text:p>1,11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1]/[.$B$126]" office:value-type="percentage" office:value="0.0102040816326531" calcext:value-type="percentage">
            <text:p>1,02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2]/[.$B$126]" office:value-type="percentage" office:value="0.0102040816326531" calcext:value-type="percentage">
            <text:p>1,02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3]/[.$B$126]" office:value-type="percentage" office:value="0.00927643784786642" calcext:value-type="percentage">
            <text:p>0,93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4]/[.$B$126]" office:value-type="percentage" office:value="0.00927643784786642" calcext:value-type="percentage">
            <text:p>0,93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5]/[.$B$126]" office:value-type="percentage" office:value="0.00927643784786642" calcext:value-type="percentage">
            <text:p>0,93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ctur Oeste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6]/[.$B$126]" office:value-type="percentage" office:value="0.00834879406307978" calcext:value-type="percentage">
            <text:p>0,83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tayud Urban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7]/[.$B$126]" office:value-type="percentage" office:value="0.00834879406307978" calcext:value-type="percentage">
            <text:p>0,83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8]/[.$B$126]" office:value-type="percentage" office:value="0.00834879406307978" calcext:value-type="percentage">
            <text:p>0,83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Parque Goy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9]/[.$B$126]" office:value-type="percentage" office:value="0.00834879406307978" calcext:value-type="percentage">
            <text:p>0,83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0]/[.$B$126]" office:value-type="percentage" office:value="0.00834879406307978" calcext:value-type="percentage">
            <text:p>0,8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Torrero - La Paz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1]/[.$B$126]" office:value-type="percentage" office:value="0.00834879406307978" calcext:value-type="percentage">
            <text:p>0,8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ctur Norte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2]/[.$B$126]" office:value-type="percentage" office:value="0.00742115027829314" calcext:value-type="percentage">
            <text:p>0,74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stejón de Sos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3]/[.$B$126]" office:value-type="percentage" office:value="0.00742115027829314" calcext:value-type="percentage">
            <text:p>0,74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4]/[.$B$126]" office:value-type="percentage" office:value="0.00742115027829314" calcext:value-type="percentage">
            <text:p>0,74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6"/>
          <table:table-cell table:number-columns-repeated="5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5]/[.$B$126]" office:value-type="percentage" office:value="0.00742115027829314" calcext:value-type="percentage">
            <text:p>0,74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6]/[.$B$126]" office:value-type="percentage" office:value="0.00742115027829314" calcext:value-type="percentage">
            <text:p>0,74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mozar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7]/[.$B$126]" office:value-type="percentage" office:value="0.00649350649350649" calcext:value-type="percentage">
            <text:p>0,65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ombard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8]/[.$B$126]" office:value-type="percentage" office:value="0.00649350649350649" calcext:value-type="percentage">
            <text:p>0,65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9]/[.$B$126]" office:value-type="percentage" office:value="0.00649350649350649" calcext:value-type="percentage">
            <text:p>0,65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mudéva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0]/[.$B$126]" office:value-type="percentage" office:value="0.00556586270871985" calcext:value-type="percentage">
            <text:p>0,56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1]/[.$B$126]" office:value-type="percentage" office:value="0.00556586270871985" calcext:value-type="percentage">
            <text:p>0,56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Monreal del Campo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2]/[.$B$126]" office:value-type="percentage" office:value="0.00556586270871985" calcext:value-type="percentage">
            <text:p>0,56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3]/[.$B$126]" office:value-type="percentage" office:value="0.00556586270871985" calcext:value-type="percentage">
            <text:p>0,56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Zuer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4]/[.$B$126]" office:value-type="percentage" office:value="0.00556586270871985" calcext:value-type="percentage">
            <text:p>0,56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5]/[.$B$126]" office:value-type="percentage" office:value="0.00463821892393321" calcext:value-type="percentage">
            <text:p>0,46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6]/[.$B$126]" office:value-type="percentage" office:value="0.00463821892393321" calcext:value-type="percentage">
            <text:p>0,46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rrió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7]/[.$B$126]" office:value-type="percentage" office:value="0.00463821892393321" calcext:value-type="percentage">
            <text:p>0,46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8]/[.$B$126]" office:value-type="percentage" office:value="0.00463821892393321" calcext:value-type="percentage">
            <text:p>0,46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9]/[.$B$126]" office:value-type="percentage" office:value="0.00371057513914657" calcext:value-type="percentage">
            <text:p>0,37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0]/[.$B$126]" office:value-type="percentage" office:value="0.00371057513914657" calcext:value-type="percentage">
            <text:p>0,37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ell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1]/[.$B$126]" office:value-type="percentage" office:value="0.00371057513914657" calcext:value-type="percentage">
            <text:p>0,37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2]/[.$B$126]" office:value-type="percentage" office:value="0.00371057513914657" calcext:value-type="percentage">
            <text:p>0,37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3]/[.$B$126]" office:value-type="percentage" office:value="0.00371057513914657" calcext:value-type="percentage">
            <text:p>0,37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4]/[.$B$126]" office:value-type="percentage" office:value="0.00371057513914657" calcext:value-type="percentage">
            <text:p>0,37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Zalfonad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5]/[.$B$126]" office:value-type="percentage" office:value="0.00371057513914657" calcext:value-type="percentage">
            <text:p>0,37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6]/[.$B$126]" office:value-type="percentage" office:value="0.00278293135435993" calcext:value-type="percentage">
            <text:p>0,28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7]/[.$B$126]" office:value-type="percentage" office:value="0.00278293135435993" calcext:value-type="percentage">
            <text:p>0,28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sp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8]/[.$B$126]" office:value-type="percentage" office:value="0.00278293135435993" calcext:value-type="percentage">
            <text:p>0,28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íjar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9]/[.$B$126]" office:value-type="percentage" office:value="0.00278293135435993" calcext:value-type="percentage">
            <text:p>0,28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0]/[.$B$126]" office:value-type="percentage" office:value="0.00278293135435993" calcext:value-type="percentage">
            <text:p>0,28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1]/[.$B$126]" office:value-type="percentage" office:value="0.00278293135435993" calcext:value-type="percentage">
            <text:p>0,28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os del Rey Católic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2]/[.$B$126]" office:value-type="percentage" office:value="0.00278293135435993" calcext:value-type="percentage">
            <text:p>0,28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3]/[.$B$126]" office:value-type="percentage" office:value="0.00278293135435993" calcext:value-type="percentage">
            <text:p>0,28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iag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4]/[.$B$126]" office:value-type="percentage" office:value="0.00185528756957328" calcext:value-type="percentage">
            <text:p>0,19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5]/[.$B$126]" office:value-type="percentage" office:value="0.00185528756957328" calcext:value-type="percentage">
            <text:p>0,19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6]/[.$B$126]" office:value-type="percentage" office:value="0.00185528756957328" calcext:value-type="percentage">
            <text:p>0,19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Ejea de los Caballero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26]" office:value-type="percentage" office:value="0.00185528756957328" calcext:value-type="percentage">
            <text:p>0,19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Fuentes de Ebr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8]/[.$B$126]" office:value-type="percentage" office:value="0.00185528756957328" calcext:value-type="percentage">
            <text:p>0,19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Lafortunad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9]/[.$B$126]" office:value-type="percentage" office:value="0.00185528756957328" calcext:value-type="percentage">
            <text:p>0,19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0]/[.$B$126]" office:value-type="percentage" office:value="0.00185528756957328" calcext:value-type="percentage">
            <text:p>0,19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1]/[.$B$126]" office:value-type="percentage" office:value="0.00185528756957328" calcext:value-type="percentage">
            <text:p>0,19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2]/[.$B$126]" office:value-type="percentage" office:value="0.00185528756957328" calcext:value-type="percentage">
            <text:p>0,19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bieg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26]" office:value-type="percentage" office:value="0.000927643784786642" calcext:value-type="percentage">
            <text:p>0,09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ín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26]" office:value-type="percentage" office:value="0.000927643784786642" calcext:value-type="percentage">
            <text:p>0,09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yerb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26]" office:value-type="percentage" office:value="0.000927643784786642" calcext:value-type="percentage">
            <text:p>0,09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erbega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26]" office:value-type="percentage" office:value="0.000927643784786642" calcext:value-type="percentage">
            <text:p>0,09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erdú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26]" office:value-type="percentage" office:value="0.000927643784786642" calcext:value-type="percentage">
            <text:p>0,09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iescas-Valle de Te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26]" office:value-type="percentage" office:value="0.000927643784786642" calcext:value-type="percentage">
            <text:p>0,09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a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26]" office:value-type="percentage" office:value="0.000927643784786642" calcext:value-type="percentage">
            <text:p>0,09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equinenz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26]" office:value-type="percentage" office:value="0.000927643784786642" calcext:value-type="percentage">
            <text:p>0,09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26]" office:value-type="percentage" office:value="0.000927643784786642" calcext:value-type="percentage">
            <text:p>0,09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nta Eulalia del Camp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26]" office:value-type="percentage" office:value="0.000927643784786642" calcext:value-type="percentage">
            <text:p>0,09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26]" office:value-type="percentage" office:value="0.000927643784786642" calcext:value-type="percentage">
            <text:p>0,09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Ville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26]" office:value-type="percentage" office:value="0.000927643784786642" calcext:value-type="percentage">
            <text:p>0,09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61" calcext:value-type="float">
            <text:p>61</text:p>
          </table:table-cell>
          <table:table-cell table:style-name="ce34" table:formula="of:=[.B125]/[.$B$126]" office:value-type="percentage" office:value="0.0565862708719852" calcext:value-type="percentage">
            <text:p>5,66 %</text:p>
          </table:table-cell>
          <table:table-cell table:style-name="ce40"/>
          <table:table-cell table:number-columns-repeated="8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25])" office:value-type="float" office:value="1078" calcext:value-type="float">
            <text:p>1.078</text:p>
          </table:table-cell>
          <table:table-cell table:number-columns-repeated="10"/>
        </table:table-row>
        <table:table-row table:style-name="ro3" table:number-rows-repeated="1048449">
          <table:table-cell table:number-columns-repeated="12"/>
        </table:table-row>
        <table:table-row table:style-name="ro3">
          <table:table-cell table:number-columns-repeated="12"/>
        </table:table-row>
        <table:named-expressions>
          <table:named-range table:name="_xlnm._FilterDatabase" table:base-cell-address="$'20201021'.$A$1" table:cell-range-address="$'20201021'.$F$43:.$H$56"/>
        </table:named-expressions>
      </table:table>
      <table:named-expressions/>
      <table:database-ranges>
        <table:database-range table:name="__Anonymous_Sheet_DB__0" table:target-range-address="'20201021'.F43:'20201021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1" style:display-name="PageStyle_20201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2T16:01:42</dc:date>
    <meta:generator>LibreOffice/6.0.7.3$Linux_X86_64 LibreOffice_project/00m0$Build-3</meta:generator>
    <meta:document-statistic meta:table-count="1" meta:cell-count="57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